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ONDAY</text:p>
      <text:p text:style-name="Normal">I kind of had to relearn how to learn again. And it was difficult to get into the process of making my new game. I have this thing where I guess it's an imposter syndrome where I basically try and do everything myself from like a blank canvas. Rather than using any sort of<text:s/>predesigned<text:s/>templates or structures that can help me along the way. I've done this throughout my life so it's nothing new,<text:s/>but now I'm trying to create a 3rd album,<text:s/>whilst also trying to create a video game. So,<text:s/>it’s<text:s/>quite ridiculous the amount of time and effort even one of those can take and I'm now doing both by<text:s/>myself. Because of this I had to spend basically the entirety of Monday failing and trying<text:s/>repeatedly. It<text:s/>got<text:s/><text:span text:style-name="T2">very<text:s/></text:span>frustrating,<text:s/>even though it was quite rewarding to be able to create this stuff<text:s/>again.<text:s/>Seeing<text:s/>something work because I created it,<text:s/>gave me a kind of buzz,<text:s/>but then as the day went on and I was deleting more than I was creating due to failure,<text:s/>I made the statement at the end of the day that I was just going to try to find a template that basically could be of a similar vein to my game.<text:s/>SO. Success?</text:p>
      <text:p text:style-name="P3">TUESDAY</text:p>
      <text:p text:style-name="Normal">I have now found a blueprint called Infinite Runner,<text:s/>and I have been basically using that to be able to learn the<text:s/>ins<text:s/>and outs of being able to create and destroy obstacles and flaws and spawn them when needed.<text:s/>So,<text:s/>it's been a bit of a learning experience today and now it was more about trying to figure out how to both do music and game related tasks.<text:s/>I've now come to the conclusion that I'm going to set certain days for<text:s/>both<text:s/>things. Maybe<text:s/>one day I'm doing<text:s/>pure<text:s/>music learning on my instrument to be able to facilitate playing tough riffs on my guitar. Another<text:s/>day I'll be doing game development<text:s/>learning. Another<text:s/>day I'll be doing the actual creation of the album,<text:s/>and another day I'll be doing the creation of the game.<text:s/><text:span text:style-name="T4">Phew</text:span>.<text:s/>Now,<text:s/>trying<text:s/>to<text:s/>maximize<text:s/>on being able to do everything and make a solid week.<text:s/><text:s/>I'm finding that with my ADHD medication,<text:s/>it is completely making things too hyper focus,<text:s/>where<text:s/>I am<text:s/>losing track of time. Like<text:s/>not eating and completely going into<text:s/>the night, from morning.<text:s/>I<text:s/>must<text:s/>be stopped by my partner<text:s/>or else it just keeps going.<text:s/></text:p>
      <text:p text:style-name="P5">WEDNESDAY</text:p>
      <text:p text:style-name="Normal">Now as Wednesday has come,<text:s/>I’ve<text:s/>kind of said to myself<text:s/>it’s<text:s/>game development day.<text:s/>Getting<text:s/>out of my ego and impostor syndrome,<text:s/>I am allowing<text:s/>myself to use other people's templates,<text:s/>which are completely free,<text:s/>and they're able to be<text:s/>utilized<text:s/>and destroyed and reformatted<text:s/>based on what I want from it. I’ve really tried to get out of<text:s/>need<text:s/>to have everything done by scratch.<text:s/>It<text:s/>led<text:s/>me down a path of focusing away from my game too much and kind of overwhelmed me with information that I didn’t require yet.</text:p>
      <text:p text:style-name="P6">THURSDAY</text:p>
      <text:p text:style-name="Normal">With everything I’ve learnt and gone through this week, not even including the fact that I’ve changed my entire branding, I jumped into today very determined. As the day progressed<text:s/>I discovered that I<text:s/>just wanted to learn the Engine that I was using, even if just the basics again. I think I needed to have some<text:s/>success<text:s/>instead of constant blocks. Now you<text:s/>must<text:s/>know, I have spent the last 8 years being comfortable in my music job. I’ve been able to handle everything<text:s/>on<text:s/>the work side, quite well. Only a couple of times I pushed myself to try<text:s/>difficult things. So,<text:s/>it has been a lot this week just completely bringing back lots of past knowledge, especially when a lot has changed in<text:s/>technology<text:s/>since that time and has literally made certain things obsolete.<text:s/>So,<text:s/>at the backend of the day, I started to become obsessed with learning the Engine again. And telling myself that this is learning, and I’m not failing.<text:s/><text:line-break/><text:line-break/><text:span text:style-name="T7">FRIDAY</text:span><text:line-break/><text:line-break/>As the day began, I got straight into learning. What's a Boolean? What's a float, vector, array, Construction Script. How do they relate, how do they connect. Just lots of small things that have<text:s/>started to fall in<text:s/>place<text:s/>and<text:s/>allow me to see the larger picture, in a more digestible manner.<text:s/>This just continued through the day, like literally all day. I was obsessed. I didn’t implement anything, build anything, or contribute to the game. But I started to<text:s/><text:span text:style-name="T8">understand</text:span><text:span text:style-name="T9"><text:s/></text:span>more.<text:s/>So.<text:s/>Success?<text:s/><text:span text:style-name="T10">Yes</text:span>.<text:line-break/><text:line-break/>Now<text:s/>throughout this<text:s/>week, it<text:s/>mainly<text:s/>focused on the gaming<text:s/>development<text:s/>and<text:s/>knowledge of<text:s/>Unreal<text:s/>Engine, and certain<text:s/>3D<text:s/>software.<text:s/>But<text:s/>throughout this,<text:s/>I<text:s/><text:span text:style-name="T11">did<text:s/></text:span>play my<text:s/>electric guitar<text:s/>more this<text:s/>week<text:s/>than<text:s/>I<text:s/>have for<text:s/>several<text:s/>years.<text:s/>I started to learn<text:s/>economy<text:s/>picking in<text:s/>combination with<text:s/>alternate<text:s/>picking,<text:s/>allowing<text:s/>me to maintain<text:s/>speed and<text:s/>comfort.<text:s/>It’s taken<text:s/>me nearly 10<text:s/>years<text:s/>to understand<text:s/>how to have<text:s/>those<text:s/>combo<text:s/>each<text:s/>other, but<text:s/>this<text:s/>week, maybe<text:s/>with all the<text:s/>rewiring,<text:s/>it fell into place.<text:s/>I once<text:s/>again, brought out the<text:s/>old<text:s/>Paul Gilbert<text:s/>Speed Videos,<text:s/>and<text:s/>watched Eric<text:s/>Johnson do<text:s/>those<text:s/>incredibly<text:s/>cool<text:s/>cascading<text:s/>runs.<text:s/><text:s/><text:line-break/>Thank you for<text:s/>reading!<text:s/><text:line-break/><text:line-break/><text:span text:style-name="T12">SATURDAY<text:s/></text:span>/<text:s/><text:span text:style-name="T13">SUNDAY<text:s/></text:span>- - - - - -<text:s/>Family,<text:s/>billiards,<text:s/>music,<text:s/>re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htanriel G</meta:initial-creator>
    <dc:creator>Microsoft Office User</dc:creator>
    <meta:creation-date>2025-11-09T05:06:00Z</meta:creation-date>
    <dc:date>2025-11-09T05:06:00Z</dc:date>
    <meta:template xlink:href="Normal.dotm" xlink:type="simple"/>
    <meta:editing-cycles>19</meta:editing-cycles>
    <meta:editing-duration>PT660S</meta:editing-duration>
    <meta:document-statistic meta:page-count="1" meta:paragraph-count="9" meta:word-count="720" meta:character-count="4818" meta:row-count="34" meta:non-whitespace-character-count="4107"/>
  </office:meta>
</office:document-meta>
</file>